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ImgElementImpl.setHeight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ImgElementImpl.setAlign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Local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LocalSrc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Hspac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A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V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Alt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Src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Width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H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setVspac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WMLImg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mgElementImpl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